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4.2521in" table:align="margins"/>
    </style:style>
    <style:style style:name="Tabelle1.A" style:family="table-column">
      <style:table-column-properties style:column-width="2.1257in" style:rel-column-width="32767*"/>
    </style:style>
    <style:style style:name="Tabelle1.B" style:family="table-column">
      <style:table-column-properties style:column-width="2.1264in" style:rel-column-width="32768*"/>
    </style:style>
    <style:style style:name="Tabelle1.A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4.2521in" fo:break-before="page" table:align="margins"/>
    </style:style>
    <style:style style:name="Tabelle2.A" style:family="table-column">
      <style:table-column-properties style:column-width="2.1257in" style:rel-column-width="32767*"/>
    </style:style>
    <style:style style:name="Tabelle2.B" style:family="table-column">
      <style:table-column-properties style:column-width="2.1264in" style:rel-column-width="32768*"/>
    </style:style>
    <style:style style:name="Tabelle2.A1" style:family="table-cell">
      <style:table-cell-properties fo:padding="0.0382in" fo:border="0.05pt solid #000000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9" style:family="table">
      <style:table-properties style:width="4.2521in" fo:break-before="page" table:align="margins"/>
    </style:style>
    <style:style style:name="Tabelle19.A" style:family="table-column">
      <style:table-column-properties style:column-width="2.1257in" style:rel-column-width="32767*"/>
    </style:style>
    <style:style style:name="Tabelle19.B" style:family="table-column">
      <style:table-column-properties style:column-width="2.1264in" style:rel-column-width="32768*"/>
    </style:style>
    <style:style style:name="Tabelle19.A1" style:family="table-cell">
      <style:table-cell-properties fo:padding="0.0382in" fo:border="0.05pt solid #000000"/>
    </style:style>
    <style:style style:name="Tabelle19.A2" style:family="table-cell">
      <style:table-cell-properties fo:padding="0.0382in" fo:border-left="0.05pt solid #000000" fo:border-right="none" fo:border-top="none" fo:border-bottom="0.05pt solid #000000"/>
    </style:style>
    <style:style style:name="Tabel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0" style:family="table">
      <style:table-properties style:width="4.2521in" fo:break-before="page" table:align="margins"/>
    </style:style>
    <style:style style:name="Tabelle20.A" style:family="table-column">
      <style:table-column-properties style:column-width="2.1257in" style:rel-column-width="32767*"/>
    </style:style>
    <style:style style:name="Tabelle20.B" style:family="table-column">
      <style:table-column-properties style:column-width="2.1264in" style:rel-column-width="32768*"/>
    </style:style>
    <style:style style:name="Tabelle20.A1" style:family="table-cell">
      <style:table-cell-properties fo:padding="0.0382in" fo:border="0.05pt solid #000000"/>
    </style:style>
    <style:style style:name="Tabelle20.A2" style:family="table-cell">
      <style:table-cell-properties fo:padding="0.0382in" fo:border-left="0.05pt solid #000000" fo:border-right="none" fo:border-top="none" fo:border-bottom="0.05pt solid #000000"/>
    </style:style>
    <style:style style:name="Tabel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" style:family="table">
      <style:table-properties style:width="4.2521in" fo:break-before="page" table:align="margins"/>
    </style:style>
    <style:style style:name="Tabelle3.A" style:family="table-column">
      <style:table-column-properties style:column-width="2.1257in" style:rel-column-width="32767*"/>
    </style:style>
    <style:style style:name="Tabelle3.B" style:family="table-column">
      <style:table-column-properties style:column-width="2.1264in" style:rel-column-width="32768*"/>
    </style:style>
    <style:style style:name="Tabelle3.A1" style:family="table-cell">
      <style:table-cell-properties fo:padding="0.0382in" fo:border="0.05pt solid #000000"/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" style:family="table">
      <style:table-properties style:width="4.2521in" fo:break-before="page" table:align="margins"/>
    </style:style>
    <style:style style:name="Tabelle4.A" style:family="table-column">
      <style:table-column-properties style:column-width="2.1257in" style:rel-column-width="32767*"/>
    </style:style>
    <style:style style:name="Tabelle4.B" style:family="table-column">
      <style:table-column-properties style:column-width="2.1264in" style:rel-column-width="32768*"/>
    </style:style>
    <style:style style:name="Tabelle4.A1" style:family="table-cell">
      <style:table-cell-properties fo:padding="0.0382in" fo:border="0.05pt solid #000000"/>
    </style:style>
    <style:style style:name="Tabelle4.A2" style:family="table-cell">
      <style:table-cell-properties fo:padding="0.0382in" fo:border-left="0.05pt solid #000000" fo:border-right="none" fo:border-top="none" fo:border-bottom="0.05pt solid #000000"/>
    </style:style>
    <style:style style:name="Tabel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5" style:family="table">
      <style:table-properties style:width="4.2521in" fo:break-before="page" table:align="margins"/>
    </style:style>
    <style:style style:name="Tabelle5.A" style:family="table-column">
      <style:table-column-properties style:column-width="2.1257in" style:rel-column-width="32767*"/>
    </style:style>
    <style:style style:name="Tabelle5.B" style:family="table-column">
      <style:table-column-properties style:column-width="2.1264in" style:rel-column-width="32768*"/>
    </style:style>
    <style:style style:name="Tabelle5.A1" style:family="table-cell">
      <style:table-cell-properties fo:padding="0.0382in" fo:border="0.05pt solid #000000"/>
    </style:style>
    <style:style style:name="Tabelle5.A2" style:family="table-cell">
      <style:table-cell-properties fo:padding="0.0382in" fo:border-left="0.05pt solid #000000" fo:border-right="none" fo:border-top="none" fo:border-bottom="0.05pt solid #000000"/>
    </style:style>
    <style:style style:name="Tabel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6" style:family="table">
      <style:table-properties style:width="4.2521in" fo:break-before="page" table:align="margins"/>
    </style:style>
    <style:style style:name="Tabelle6.A" style:family="table-column">
      <style:table-column-properties style:column-width="2.1257in" style:rel-column-width="32767*"/>
    </style:style>
    <style:style style:name="Tabelle6.B" style:family="table-column">
      <style:table-column-properties style:column-width="2.1264in" style:rel-column-width="32768*"/>
    </style:style>
    <style:style style:name="Tabelle6.A1" style:family="table-cell">
      <style:table-cell-properties fo:padding="0.0382in" fo:border="0.05pt solid #000000"/>
    </style:style>
    <style:style style:name="Tabelle6.A2" style:family="table-cell">
      <style:table-cell-properties fo:padding="0.0382in" fo:border-left="0.05pt solid #000000" fo:border-right="none" fo:border-top="none" fo:border-bottom="0.05pt solid #000000"/>
    </style:style>
    <style:style style:name="Tabel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7" style:family="table">
      <style:table-properties style:width="4.2521in" fo:break-before="page" table:align="margins"/>
    </style:style>
    <style:style style:name="Tabelle7.A" style:family="table-column">
      <style:table-column-properties style:column-width="2.1257in" style:rel-column-width="32767*"/>
    </style:style>
    <style:style style:name="Tabelle7.B" style:family="table-column">
      <style:table-column-properties style:column-width="2.1264in" style:rel-column-width="32768*"/>
    </style:style>
    <style:style style:name="Tabelle7.A1" style:family="table-cell">
      <style:table-cell-properties fo:padding="0.0382in" fo:border="0.05pt solid #000000"/>
    </style:style>
    <style:style style:name="Tabelle7.A2" style:family="table-cell">
      <style:table-cell-properties fo:padding="0.0382in" fo:border-left="0.05pt solid #000000" fo:border-right="none" fo:border-top="none" fo:border-bottom="0.05pt solid #000000"/>
    </style:style>
    <style:style style:name="Tabel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8" style:family="table">
      <style:table-properties style:width="4.2521in" fo:break-before="page" table:align="margins"/>
    </style:style>
    <style:style style:name="Tabelle8.A" style:family="table-column">
      <style:table-column-properties style:column-width="2.1257in" style:rel-column-width="32767*"/>
    </style:style>
    <style:style style:name="Tabelle8.B" style:family="table-column">
      <style:table-column-properties style:column-width="2.1264in" style:rel-column-width="32768*"/>
    </style:style>
    <style:style style:name="Tabelle8.A1" style:family="table-cell">
      <style:table-cell-properties fo:padding="0.0382in" fo:border="0.05pt solid #000000"/>
    </style:style>
    <style:style style:name="Tabelle8.A2" style:family="table-cell">
      <style:table-cell-properties fo:padding="0.0382in" fo:border-left="0.05pt solid #000000" fo:border-right="none" fo:border-top="none" fo:border-bottom="0.05pt solid #000000"/>
    </style:style>
    <style:style style:name="Tabel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22e2"/>
    </style:style>
    <style:style style:name="P2" style:family="paragraph" style:parent-style-name="Standard">
      <style:text-properties officeooo:paragraph-rsid="001a559e"/>
    </style:style>
    <style:style style:name="P3" style:family="paragraph" style:parent-style-name="Standard">
      <style:text-properties officeooo:paragraph-rsid="001aba6c"/>
    </style:style>
    <style:style style:name="P4" style:family="paragraph" style:parent-style-name="Table_20_Contents">
      <style:text-properties officeooo:rsid="001822e2" officeooo:paragraph-rsid="001822e2"/>
    </style:style>
    <style:style style:name="P5" style:family="paragraph" style:parent-style-name="Table_20_Contents">
      <style:text-properties officeooo:rsid="001958f0" officeooo:paragraph-rsid="001958f0"/>
    </style:style>
    <style:style style:name="P6" style:family="paragraph" style:parent-style-name="Table_20_Contents">
      <style:text-properties officeooo:rsid="001a559e" officeooo:paragraph-rsid="001a559e"/>
    </style:style>
    <style:style style:name="P7" style:family="paragraph" style:parent-style-name="Table_20_Contents">
      <style:text-properties officeooo:rsid="001aba6c" officeooo:paragraph-rsid="001aba6c"/>
    </style:style>
    <style:style style:name="P8" style:family="paragraph" style:parent-style-name="Table_20_Contents" style:list-style-name="L1">
      <style:text-properties officeooo:paragraph-rsid="001a559e"/>
    </style:style>
    <style:style style:name="P9" style:family="paragraph" style:parent-style-name="Table_20_Contents" style:list-style-name="L1">
      <style:text-properties officeooo:paragraph-rsid="001bbc11"/>
    </style:style>
    <style:style style:name="P10" style:family="paragraph" style:parent-style-name="Table_20_Contents" style:list-style-name="L1">
      <style:text-properties officeooo:rsid="001822e2" officeooo:paragraph-rsid="001822e2"/>
    </style:style>
    <style:style style:name="P11" style:family="paragraph" style:parent-style-name="Table_20_Contents" style:list-style-name="L1">
      <style:text-properties officeooo:rsid="001958f0" officeooo:paragraph-rsid="001958f0"/>
    </style:style>
    <style:style style:name="P12" style:family="paragraph" style:parent-style-name="Table_20_Contents" style:list-style-name="L1">
      <style:text-properties officeooo:rsid="001a559e" officeooo:paragraph-rsid="001a559e"/>
    </style:style>
    <style:style style:name="P13" style:family="paragraph" style:parent-style-name="Table_20_Contents" style:list-style-name="L1">
      <style:text-properties officeooo:rsid="001aba6c" officeooo:paragraph-rsid="001aba6c"/>
    </style:style>
    <style:style style:name="T1" style:family="text">
      <style:text-properties officeooo:rsid="001a559e"/>
    </style:style>
    <style:style style:name="T2" style:family="text">
      <style:text-properties officeooo:rsid="001aba6c"/>
    </style:style>
    <style:style style:name="T3" style:family="text">
      <style:text-properties officeooo:rsid="001bbc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4">TicketsController (Server)</text:p>
          </table:table-cell>
          <table:covered-table-cell/>
        </table:table-row>
        <table:table-row>
          <table:table-cell table:style-name="Tabelle1.A2" office:value-type="string">
            <text:list xml:id="list1294681212441416546" text:style-name="L1">
              <text:list-item>
                <text:p text:style-name="P10">show</text:p>
              </text:list-item>
              <text:list-item>
                <text:p text:style-name="P10">create</text:p>
              </text:list-item>
              <text:list-item>
                <text:p text:style-name="P10">index</text:p>
              </text:list-item>
              <text:list-item>
                <text:p text:style-name="P10">index_by_tags</text:p>
              </text:list-item>
              <text:list-item>
                <text:p text:style-name="P10">update</text:p>
              </text:list-item>
              <text:list-item>
                <text:p text:style-name="P10">destroy</text:p>
              </text:list-item>
            </text:list>
          </table:table-cell>
          <table:table-cell table:style-name="Tabelle1.B2" office:value-type="string">
            <text:list xml:id="list738901296" text:continue-numbering="true" text:style-name="L1">
              <text:list-item>
                <text:p text:style-name="P11">Ticket (Server)</text:p>
              </text:list-item>
              <text:list-item>
                <text:p text:style-name="P11">Tag (Server)</text:p>
              </text:list-item>
            </text:list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4">TagsController (Server)</text:p>
          </table:table-cell>
          <table:covered-table-cell/>
        </table:table-row>
        <table:table-row>
          <table:table-cell table:style-name="Tabelle2.A2" office:value-type="string">
            <text:list xml:id="list657296399" text:continue-numbering="true" text:style-name="L1">
              <text:list-item>
                <text:p text:style-name="P10"><text:span text:style-name="T2">i</text:span>ndex</text:p>
              </text:list-item>
            </text:list>
          </table:table-cell>
          <table:table-cell table:style-name="Tabelle2.B2" office:value-type="string">
            <text:list xml:id="list1864516211" text:continue-numbering="true" text:style-name="L1">
              <text:list-item>
                <text:p text:style-name="P11">Tag (Server)</text:p>
              </text:list-item>
            </text:list>
          </table:table-cell>
        </table:table-row>
      </table:table>
      <text:p text:style-name="P2"/>
      <table:table table:name="Tabelle19" table:style-name="Tabelle19">
        <table:table-column table:style-name="Tabelle19.A"/>
        <table:table-column table:style-name="Tabelle19.B"/>
        <table:table-row>
          <table:table-cell table:style-name="Tabelle19.A1" table:number-columns-spanned="2" office:value-type="string">
            <text:p text:style-name="P6">Ticket (Server)</text:p>
          </table:table-cell>
          <table:covered-table-cell/>
        </table:table-row>
        <table:table-row>
          <table:table-cell table:style-name="Tabelle19.A2" office:value-type="string">
            <text:list xml:id="list1017984235" text:continue-numbering="true" text:style-name="L1">
              <text:list-item>
                <text:p text:style-name="P8"/>
              </text:list-item>
            </text:list>
          </table:table-cell>
          <table:table-cell table:style-name="Tabelle19.B2" office:value-type="string">
            <text:list xml:id="list1038082236" text:continue-numbering="true" text:style-name="L1">
              <text:list-item>
                <text:p text:style-name="P12">Tag (Server)</text:p>
              </text:list-item>
            </text:list>
          </table:table-cell>
        </table:table-row>
      </table:table>
      <text:p text:style-name="P2"/>
      <table:table table:name="Tabelle20" table:style-name="Tabelle20">
        <table:table-column table:style-name="Tabelle20.A"/>
        <table:table-column table:style-name="Tabelle20.B"/>
        <table:table-row>
          <table:table-cell table:style-name="Tabelle20.A1" table:number-columns-spanned="2" office:value-type="string">
            <text:p text:style-name="P6">Tag (Server)</text:p>
          </table:table-cell>
          <table:covered-table-cell/>
        </table:table-row>
        <table:table-row>
          <table:table-cell table:style-name="Tabelle20.A2" office:value-type="string">
            <text:list xml:id="list1293800297" text:continue-numbering="true" text:style-name="L1">
              <text:list-item>
                <text:p text:style-name="P8"/>
              </text:list-item>
            </text:list>
          </table:table-cell>
          <table:table-cell table:style-name="Tabelle20.B2" office:value-type="string">
            <text:list xml:id="list1159615372" text:continue-numbering="true" text:style-name="L1">
              <text:list-item>
                <text:p text:style-name="P8"/>
              </text:list-item>
            </text:list>
          </table:table-cell>
        </table:table-row>
      </table:table>
      <text:p text:style-name="P2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4">TicketsController (Client)</text:p>
          </table:table-cell>
          <table:covered-table-cell/>
        </table:table-row>
        <table:table-row>
          <table:table-cell table:style-name="Tabelle3.A2" office:value-type="string">
            <text:list xml:id="list1385043237" text:continue-numbering="true" text:style-name="L1">
              <text:list-item>
                <text:p text:style-name="P10">fetchTicket</text:p>
              </text:list-item>
              <text:list-item>
                <text:p text:style-name="P10">fetchTickets</text:p>
              </text:list-item>
              <text:list-item>
                <text:p text:style-name="P10">delete</text:p>
              </text:list-item>
              <text:list-item>
                <text:p text:style-name="P10">update</text:p>
              </text:list-item>
              <text:list-item>
                <text:p text:style-name="P10">create</text:p>
              </text:list-item>
              <text:list-item>
                <text:p text:style-name="P10">ticketsForTags</text:p>
              </text:list-item>
              <text:list-item>
                <text:p text:style-name="P10">fetchTag</text:p>
              </text:list-item>
              <text:list-item>
                <text:p text:style-name="P10">fetchTags</text:p>
              </text:list-item>
            </text:list>
          </table:table-cell>
          <table:table-cell table:style-name="Tabelle3.B2" office:value-type="string">
            <text:list xml:id="list400326487" text:continue-numbering="true" text:style-name="L1">
              <text:list-item>
                <text:p text:style-name="P13">API</text:p>
              </text:list-item>
            </text:list>
          </table:table-cell>
        </table:table-row>
      </table:table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5">TicketView (Client)</text:p>
          </table:table-cell>
          <table:covered-table-cell/>
        </table:table-row>
        <table:table-row>
          <table:table-cell table:style-name="Tabelle4.A2" office:value-type="string">
            <text:list xml:id="list934537310" text:continue-numbering="true" text:style-name="L1">
              <text:list-item>
                <text:p text:style-name="P13">delete</text:p>
              </text:list-item>
            </text:list>
          </table:table-cell>
          <table:table-cell table:style-name="Tabelle4.B2" office:value-type="string">
            <text:list xml:id="list422761030" text:continue-numbering="true" text:style-name="L1">
              <text:list-item>
                <text:p text:style-name="P13">TicketsController (Client)</text:p>
              </text:list-item>
            </text:list>
          </table:table-cell>
        </table:table-row>
      </table:table>
      <text:p text:style-name="P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5">TicketListView (Client)</text:p>
          </table:table-cell>
          <table:covered-table-cell/>
        </table:table-row>
        <table:table-row>
          <table:table-cell table:style-name="Tabelle5.A2" office:value-type="string">
            <text:list xml:id="list1177329440" text:continue-numbering="true" text:style-name="L1">
              <text:list-item>
                <text:p text:style-name="P13">delete</text:p>
              </text:list-item>
              <text:list-item>
                <text:p text:style-name="P13">showTicket</text:p>
              </text:list-item>
            </text:list>
          </table:table-cell>
          <table:table-cell table:style-name="Tabelle5.B2" office:value-type="string">
            <text:list xml:id="list116684439" text:continue-numbering="true" text:style-name="L1">
              <text:list-item>
                <text:p text:style-name="P13">TicketsController (Client)</text:p>
              </text:list-item>
            </text:list>
          </table:table-cell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5">NewTicketView (Client)</text:p>
          </table:table-cell>
          <table:covered-table-cell/>
        </table:table-row>
        <table:table-row>
          <table:table-cell table:style-name="Tabelle6.A2" office:value-type="string">
            <text:list xml:id="list1698792327" text:continue-numbering="true" text:style-name="L1">
              <text:list-item>
                <text:p text:style-name="P13">create</text:p>
              </text:list-item>
            </text:list>
          </table:table-cell>
          <table:table-cell table:style-name="Tabelle6.B2" office:value-type="string">
            <text:list xml:id="list354476431" text:continue-numbering="true" text:style-name="L1">
              <text:list-item>
                <text:p text:style-name="P13">TicketsController (Client)</text:p>
              </text:list-item>
            </text:list>
          </table:table-cell>
        </table:table-row>
      </table:table>
      <text:p text:style-name="P1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5">EditTicketView <text:span text:style-name="T1">(Client)</text:span></text:p>
          </table:table-cell>
          <table:covered-table-cell/>
        </table:table-row>
        <table:table-row>
          <table:table-cell table:style-name="Tabelle7.A2" office:value-type="string">
            <text:list xml:id="list1733540262" text:continue-numbering="true" text:style-name="L1">
              <text:list-item>
                <text:p text:style-name="P13">save</text:p>
              </text:list-item>
            </text:list>
          </table:table-cell>
          <table:table-cell table:style-name="Tabelle7.B2" office:value-type="string">
            <text:list xml:id="list690400011" text:continue-numbering="true" text:style-name="L1">
              <text:list-item>
                <text:p text:style-name="P13">TicketsController (Client)</text:p>
              </text:list-item>
            </text:list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7">API</text:p>
          </table:table-cell>
          <table:covered-table-cell/>
        </table:table-row>
        <table:table-row>
          <table:table-cell table:style-name="Tabelle8.A2" office:value-type="string">
            <text:list xml:id="list1221969961" text:continue-numbering="true" text:style-name="L1">
              <text:list-item>
                <text:p text:style-name="P9"><text:span text:style-name="T3">Gleiche Operationen wie TicketsControllere (Server)</text:span></text:p>
              </text:list-item>
              <text:list-item>
                <text:p text:style-name="P9"><text:span text:style-name="T3">listTags</text:span></text:p>
              </text:list-item>
            </text:list>
          </table:table-cell>
          <table:table-cell table:style-name="Tabelle8.B2" office:value-type="string">
            <text:list xml:id="list716463444" text:continue-numbering="true" text:style-name="L1">
              <text:list-item>
                <text:p text:style-name="P13">TicketsController (Server)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5:21:05.582354283</meta:creation-date>
    <dc:date>2014-05-04T14:34:27</dc:date>
    <meta:editing-duration>PT19M9S</meta:editing-duration>
    <meta:editing-cycles>4</meta:editing-cycles>
    <meta:generator>LibreOffice/4.0.5.2$Linux_X86_64 LibreOffice_project/400m0$Build-2</meta:generator>
    <meta:document-statistic meta:table-count="10" meta:image-count="0" meta:object-count="0" meta:page-count="10" meta:paragraph-count="45" meta:word-count="99" meta:character-count="620" meta:non-whitespace-character-count="598"/>
  </office:meta>
</office:document-meta>
</file>